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LiberationSerif-Bold1" svg:font-family="LiberationSerif-Bold" style:font-family-generic="roman"/>
    <style:font-face style:name="LiberationSerif1" svg:font-family="LiberationSerif, 'Times New Roman'" style:font-family-generic="roman"/>
    <style:font-face style:name="Droid Sans Mono2" svg:font-family="'Droid Sans Mono'" style:font-family-generic="modern" style:font-pitch="fixed"/>
    <style:font-face style:name="Lohit Hindi2" svg:font-family="'Lohit Hindi'" style:font-family-generic="modern" style:font-pitch="fixed"/>
    <style:font-face style:name="Garuda" svg:font-family="Garuda, angsananew" style:font-pitch="variable"/>
    <style:font-face style:name="Liberation Sans1" svg:font-family="'Liberation Sans'" style:font-pitch="variable"/>
    <style:font-face style:name="Mangal1" svg:font-family="Mangal" style:font-pitch="variable"/>
    <style:font-face style:name="Droid Sans Mono1" svg:font-family="'Droid Sans Mono'" style:font-family-generic="modern" style:font-pitch="variable"/>
    <style:font-face style:name="Lohit Hindi1" svg:font-family="'Lohit Hindi'" style:font-family-generic="modern" style:font-pitch="variable"/>
    <style:font-face style:name="Arial" svg:font-family="Arial" style:font-family-generic="roman" style:font-pitch="variable"/>
    <style:font-face style:name="Droid Sans Fallback1" svg:font-family="'Droid Sans Fallback'" style:font-family-generic="roman" style:font-pitch="variable"/>
    <style:font-face style:name="Droid Sans Mono" svg:font-family="'Droid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Serif-Bold" svg:font-family="LiberationSerif-Bold" style:font-family-generic="roman" style:font-pitch="variable"/>
    <style:font-face style:name="LiberationSerif" svg:font-family="LiberationSerif, 'Times New Roma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8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8cm"/>
    </style:style>
    <style:style style:name="P1" style:family="paragraph">
      <style:text-properties fo:color="#006600" fo:font-weight="bold" style:font-weight-asian="bold" style:font-weight-complex="bold"/>
    </style:style>
    <style:style style:name="P2" style:family="paragraph">
      <loext:graphic-properties draw:fill-color="#ffffff"/>
    </style:style>
    <style:style style:name="P3" style:family="paragraph">
      <style:text-properties fo:color="#006600"/>
    </style:style>
    <style:style style:name="P4" style:family="paragraph">
      <style:text-properties fo:font-weight="bold" style:font-weight-asian="bold" style:font-weight-complex="bold"/>
    </style:style>
    <style:style style:name="P5" style:family="paragraph">
      <style:text-properties fo:color="#000000"/>
    </style:style>
    <style:style style:name="T1" style:family="text">
      <style:text-properties fo:color="#006600" fo:font-weight="bold" style:font-weight-asian="bold" style:font-weight-complex="bold"/>
    </style:style>
    <style:style style:name="T2" style:family="text">
      <style:text-properties fo:font-size="24pt" style:font-size-asian="24pt" style:font-size-complex="24pt"/>
    </style:style>
    <style:style style:name="T3" style:family="text">
      <style:text-properties fo:font-size="20pt" style:font-size-asian="20pt" style:font-size-complex="20pt"/>
    </style:style>
    <style:style style:name="T4" style:family="text">
      <style:text-properties fo:color="#006600"/>
    </style:style>
    <style:style style:name="T5" style:family="text">
      <style:text-properties fo:font-weight="bold" style:font-weight-asian="bold" style:font-weight-complex="bold"/>
    </style:style>
    <style:style style:name="T6" style:family="text">
      <style:text-properties fo:color="#00331a" style:font-name="Garuda" fo:font-weight="bold" style:font-name-asian="LiberationSerif-Bold1" style:font-size-asian="12pt" style:font-weight-asian="bold" style:font-weight-complex="bold"/>
    </style:style>
    <style:style style:name="T7" style:family="text">
      <style:text-properties fo:color="#00331a" style:font-name="Garuda" fo:font-weight="bold" style:font-name-asian="LiberationSerif-Bold1" style:font-size-asian="12pt" style:font-weight-asian="bold"/>
    </style:style>
    <style:style style:name="T8" style:family="text">
      <style:text-properties fo:color="#000000" style:font-name="Garuda" style:text-underline-style="solid" style:text-underline-width="auto" style:text-underline-color="font-color" fo:font-weight="bold" style:font-name-asian="LiberationSerif1" style:font-weight-asian="bold" style:font-weight-complex="bold"/>
    </style:style>
    <style:style style:name="T9" style:family="text">
      <style:text-properties fo:color="#000000" style:font-name="Garuda" fo:font-weight="bold" style:font-name-asian="LiberationSerif1"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37cm" presentation:class="title">
          <draw:text-box>
            <text:p><text:span text:style-name="T1">NeuronRain</text:span></text:p>
          </draw:text-box>
        </draw:frame>
        <draw:frame presentation:style-name="pr2" draw:text-style-name="P2" draw:layer="layout" svg:width="25.199cm" svg:height="12.178cm" svg:x="1.4cm" svg:y="4.914cm" presentation:class="subtitle" presentation:user-transformed="true">
          <draw:text-box>
            <text:p>Linux Kernel Forkoff with <text:span text:style-name="T2">CloudSystemCallPrimitives+MachineLearning+Analytics+Queuing+Debugging</text:span></text:p>
            <text:p><text:span text:style-name="T2"/></text:p>
            <text:p>Author: Srinivasan Kannan </text:p>
            <text:p><text:span text:style-name="T3">( also known as: Ka.Shrinivaasan, Shrinivas Kannan)</text:span></text:p>
            <text:p><text:span text:style-name="T3"/></text:p>
            <text:p><text:a xlink:href="http://sourceforge.net/users/ka_shrinivaasan" xlink:type="simple">http://sourceforge.net/users/ka_shrinivaasan</text:a></text:p>
            <text:p><text:s/><text:a xlink:href="https://sites.google.com/site/kuja27/" xlink:type="simple">https://sites.google.com/site/kuja27/</text:a></text:p>
            <text:p><text:s/>https://github.com/shrinivaasanka</text:p>
          </draw:text-box>
        </draw:frame>
        <presentation:notes draw:style-name="dp2">
          <draw:page-thumbnail draw:style-name="gr1" draw:layer="layout" svg:width="14.848cm" svg:height="11.135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3" draw:layer="layout" svg:width="25.199cm" svg:height="3.506cm" svg:x="1.4cm" svg:y="0.837cm" presentation:class="title">
          <draw:text-box>
            <text:p><text:span text:style-name="T4">Subsystems of NeuronRain</text:span><text:span text:style-name="T4"><text:tab/></text:span></text:p>
          </draw:text-box>
        </draw:frame>
        <draw:frame presentation:style-name="pr4" draw:layer="layout" svg:width="25.199cm" svg:height="12.178cm" svg:x="1.4cm" svg:y="4.914cm" presentation:class="outline">
          <draw:text-box>
            <text:list text:style-name="L2">
              <text:list-item>
                <text:p>AsFer – BigData Analytics and Machine Learning</text:p>
              </text:list-item>
              <text:list-item>
                <text:p>VIRGO – New Linux Kernel with Primitives for Cloud (system calls and kernel modules)</text:p>
              </text:list-item>
              <text:list-item>
                <text:p>USBmd – USB Debugging module</text:p>
              </text:list-item>
              <text:list-item>
                <text:p>KingCobra – Kernel Byzantine Message Queue module</text:p>
              </text:list-item>
            </text:list>
          </draw:text-box>
        </draw:frame>
        <presentation:notes draw:style-name="dp2">
          <draw:page-thumbnail draw:style-name="gr1" draw:layer="layout" svg:width="14.848cm" svg:height="11.135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text-style-name="P3" draw:layer="layout" svg:width="25.199cm" svg:height="3.506cm" svg:x="1.4cm" svg:y="0.837cm" presentation:class="title">
          <draw:text-box>
            <text:p><text:span text:style-name="T4">AsFer - Features</text:span></text:p>
          </draw:text-box>
        </draw:frame>
        <draw:frame presentation:style-name="pr4" draw:text-style-name="P4" draw:layer="layout" svg:width="25.199cm" svg:height="12.178cm" svg:x="1.4cm" svg:y="4.914cm" presentation:class="outline" presentation:user-transformed="true">
          <draw:text-box>
            <text:list text:style-name="L2">
              <text:list-item>
                <text:p><text:span text:style-name="T5"><text:tab/></text:span><text:span text:style-name="T5"><text:tab/></text:span><text:span text:style-name="T5">Bayesian Classifier, </text:span></text:p>
              </text:list-item>
              <text:list-item>
                <text:p><text:span text:style-name="T5"><text:s/></text:span><text:span text:style-name="T5"><text:tab/></text:span><text:span text:style-name="T5"><text:tab/></text:span><text:span text:style-name="T5">Support Vector Machines, </text:span></text:p>
              </text:list-item>
              <text:list-item>
                <text:p><text:span text:style-name="T5"><text:s/></text:span><text:span text:style-name="T5"><text:tab/></text:span><text:span text:style-name="T5"><text:tab/></text:span><text:span text:style-name="T5">Decision Tree Classifier, </text:span></text:p>
              </text:list-item>
              <text:list-item>
                <text:p><text:span text:style-name="T5"><text:s/></text:span><text:span text:style-name="T5"><text:tab/></text:span><text:span text:style-name="T5"><text:tab/></text:span><text:span text:style-name="T5">String mining - Pairwise String Sequence Alignment (Needleman-Wunsch) ,</text:span></text:p>
              </text:list-item>
              <text:list-item>
                <text:p><text:span text:style-name="T5"><text:s/></text:span><text:span text:style-name="T5"><text:tab/></text:span><text:span text:style-name="T5"><text:tab/></text:span><text:span text:style-name="T5">String mining - Multiple String Sequence Alignment(BioPython,ClustalOmega), </text:span></text:p>
              </text:list-item>
              <text:list-item>
                <text:p><text:span text:style-name="T5"><text:s text:c="5"/></text:span><text:span text:style-name="T5">String mining - Powerset construction (C++) and String matching implementation in python(Jellyfish distance measures like Jaro-winkler, Edit-distance, Phonetic Matching rate etc.,) and </text:span></text:p>
              </text:list-item>
              <text:list-item>
                <text:p><text:span text:style-name="T5"><text:s text:c="5"/></text:span><text:span text:style-name="T5">Parsers and Encoding features for USGS and NOAA HURDAT2 data</text:span></text:p>
              </text:list-item>
              <text:list-item>
                <text:p><text:span text:style-name="T5"><text:s text:c="5"/></text:span><text:span text:style-name="T5">Automated Generation of Training and Test set for Classifiers that segregate the datasets into Event Classes and Automated generation of encoded astronomical object files specific to each Event Class.</text:span></text:p>
              </text:list-item>
              <text:list-item>
                <text:p><text:span text:style-name="T5"><text:s text:c="5"/></text:span><text:span text:style-name="T5">Sequential implementation of Discrete Hyperbolic Factorization and PRAM design for publication drafts in https://sites.google.com/site/kuja27/</text:span></text:p>
              </text:list-item>
              <text:list-item>
                <text:p><text:span text:style-name="T5"><text:s text:c="5"/></text:span><text:span text:style-name="T5">A Concept Hypergraph and HMM(Hidden Markov Model) based Experimental Inference Model Design inspired by Cognitive Psychology</text:span></text:p>
              </text:list-item>
              <text:list-item>
                <text:p><text:span text:style-name="T5"><text:s text:c="5"/></text:span><text:span text:style-name="T5">Design for extracting patterns from numerical data</text:span></text:p>
              </text:list-item>
              <text:list-item>
                <text:p><text:span text:style-name="T5"><text:s text:c="5"/></text:span><text:span text:style-name="T5">A Chaos Attractor implementation that generates a sequence of numbers using logistic equation and uses Python and R to compute a correlation coefficient between a non-Chaotic and Chaotic sequence of numbers.</text:span></text:p>
              </text:list-item>
              <text:list-item>
                <text:p><text:span text:style-name="T5"><text:s text:c="5"/></text:span><text:span text:style-name="T5">Discrete Fourier Transform computation for a parsed numerical input sequence using Python and R</text:span></text:p>
              </text:list-item>
              <text:list-item>
                <text:p><text:span text:style-name="T5"><text:s text:c="5"/></text:span><text:span text:style-name="T5">Spline interpolation, LOESS regression, Approximate Linear Polynomial interpolation and graph plot for a parsed numerical input sequence using Python and R (at present implemented for Dow Jones Industrial Average historical dataset and Riemann Zeta Function Zeros dataset)</text:span></text:p>
              </text:list-item>
              <text:list-item>
                <text:p><text:span text:style-name="T5"><text:s text:c="4"/></text:span><text:span text:style-name="T5">An Experimental Text Compression algorithm that uses Hidden Markov Model Maximum Likelihood Estimation based on a String Complexity measure that compresses vowels in text</text:span></text:p>
              </text:list-item>
              <text:list-item>
                <text:p><text:span text:style-name="T5"><text:s text:c="4"/></text:span><text:span text:style-name="T5">An Experimental Minimum Description Length implementation that uses the previous string complexity measure, computes MDL using Kraft inequality and Shannon entropy.</text:span></text:p>
              </text:list-item>
              <text:list-item>
                <text:p><text:span text:style-name="T5"><text:s text:c="2"/></text:span><text:span text:style-name="T5">Probabilistic Approximate Correct – PAC - Learning Implementation related to http://arxiv.org/abs/1106.4102</text:span></text:p>
              </text:list-item>
              <text:list-item>
                <text:p><text:span text:style-name="T5"><text:s/></text:span><text:span text:style-name="T5">Wagner-Fischer edit distance implementation for pairwise similarity of encoded strings</text:span></text:p>
              </text:list-item>
              <text:list-item>
                <text:p><text:span text:style-name="T5"><text:s/></text:span><text:span text:style-name="T5">An example implementation of Interview Algorithm and Intrinsic Merit </text:span><text:span text:style-name="T5"><text:tab/></text:span><text:span text:style-name="T5">Ranking for :</text:span></text:p>
              </text:list-item>
              <text:list-item>
                <text:p><text:span text:style-name="T5">http://arxiv.org/abs/1006.4458 and http://www.nist.gov/tac/publications/2010/participant.papers/CMI_IIT.proceedings.pdf</text:span></text:p>
              </text:list-item>
              <text:list-item>
                <text:p><text:span text:style-name="T5"><text:s text:c="2"/></text:span><text:span text:style-name="T5">An experimental Expirable Objects implementation </text:span></text:p>
              </text:list-item>
              <text:list-item>
                <text:p><text:span text:style-name="T5"><text:s text:c="2"/></text:span><text:span text:style-name="T5">Linear and Logistic Regression</text:span></text:p>
              </text:list-item>
              <text:list-item>
                <text:p><text:span text:style-name="T5"><text:s text:c="2"/></text:span><text:span text:style-name="T5">K-Means clustering implementation</text:span></text:p>
              </text:list-item>
              <text:list-item>
                <text:p><text:span text:style-name="T5"><text:s text:c="2"/></text:span><text:span text:style-name="T5">K-Nearest Neighbours supervised classifier implementation</text:span></text:p>
              </text:list-item>
              <text:list-item>
                <text:p><text:span text:style-name="T5"><text:s text:c="2"/></text:span><text:span text:style-name="T5">Linear Perceptron with Gradient Descent Learning</text:span></text:p>
              </text:list-item>
              <text:list-item>
                <text:p><text:span text:style-name="T5"><text:s/></text:span><text:span text:style-name="T5">Encoding of Maitreya Dreams to strings and some bugfixes for SWISS Ephemeris degree computation errors</text:span></text:p>
              </text:list-item>
              <text:list-item>
                <text:p><text:span text:style-name="T5"><text:s/></text:span><text:span text:style-name="T5">An experimental logical clock for cloud – EventNet – using Python pygraphs and C++ boost::graph with GraphViz rendering (from dot files)</text:span></text:p>
              </text:list-item>
              <text:list-item>
                <text:p><text:span text:style-name="T5"><text:s text:c="2"/></text:span><text:span text:style-name="T5">Longest Common Substring implementation for extracting common patterns in already classified and clustered encoded strings dataset</text:span></text:p>
              </text:list-item>
              <text:list-item>
                <text:p><text:span text:style-name="T5"><text:s/></text:span><text:span text:style-name="T5">Python script for translating the Pairwise Longest Common Substrings obtained from a cluster of Kmeans or KNN clustered astronomical dataset into rules that correlate location of astronomical entities to a class of events. </text:span></text:p>
              </text:list-item>
              <text:list-item>
                <text:p><text:span text:style-name="T5"><text:s/></text:span><text:span text:style-name="T5">Utility Knuth-Morris-Pratt String Match algorithm implementation</text:span></text:p>
              </text:list-item>
              <text:list-item>
                <text:p><text:span text:style-name="T5"><text:s/></text:span><text:span text:style-name="T5">Multipurpose bigdata analytics subsystem (storage abstraction on Cassandra/Hbase/Hive/File) for computing metrics from datasets before and after processing by above ML algorithms.</text:span></text:p>
              </text:list-item>
              <text:list-item>
                <text:p><text:span text:style-name="T5"><text:s/></text:span><text:span text:style-name="T5">Streaming Algorithms – LogLog and HyperLogLog Counter implementations for computing cardinality (distinct elements) in streamed multiset data</text:span></text:p>
              </text:list-item>
              <text:list-item>
                <text:p><text:span text:style-name="T5"><text:s/></text:span><text:span text:style-name="T5">Streaming Algorithms – CountMinSketch implementation for computing frequencies (heavy hitters) of elements in streamed multiset data</text:span></text:p>
              </text:list-item>
              <text:list-item>
                <text:p><text:span text:style-name="T5"><text:s/></text:span><text:span text:style-name="T5">Streaming Algorithms - <text:s/>Bloom Filter implementation for membership query in streamed multiset data stored in Apache Cassandra/Hbase/Hive/File NoSQL tables or disk and stream-simulated through python Generator/Iterable abstraction</text:span></text:p>
              </text:list-item>
              <text:list-item>
                <text:p><text:span text:style-name="T5"><text:s/></text:span><text:span text:style-name="T5">Pig script clients for Hbase/Hive and Python clients for Hive/Cassandra/Hbase</text:span></text:p>
              </text:list-item>
              <text:list-item>
                <text:p><text:span text:style-name="T5"><text:s text:c="2"/></text:span><text:span text:style-name="T5">Apache Spark Python RDD Transformation MapReduce script for mining Linux kernel logs and exporting the mined data as config to VIRGO kernel_analytics module. This integrates the AsFer or other Machine Learning algorithms into VIRGO Linux Kernel (with USBmd, KingCobra modules).</text:span></text:p>
              </text:list-item>
              <text:list-item>
                <text:p><text:span text:style-name="T5"><text:s text:c="2"/></text:span><text:span text:style-name="T5">Sequence Mining of ordered encoded strings (Apriori GSP Algorithm) for inferring Class Association Rules</text:span></text:p>
              </text:list-item>
              <text:list-item>
                <text:p><text:span text:style-name="T5"><text:s text:c="3"/></text:span><text:span text:style-name="T5">Named Entity Recognition using Conditional Random Fields and Hidden Markov Models (by finding Viterbi path through Viterbi Dynamic Programming Algorithm)</text:span></text:p>
              </text:list-item>
              <text:list-item>
                <text:p><text:span text:style-name="T5"><text:s text:c="2"/></text:span><text:span text:style-name="T5">Graph Search – Mine for Graph Relations (and render them in graphics) in Text Data by constructing the WordNet subgraph using the recursive gloss overlap algorithm in http://arxiv.org/abs/1006.4458 and http://www.nist.gov/tac/publications/2010/participant.papers/CMI_IIT.proceedings.pdf</text:span></text:p>
              </text:list-item>
              <text:list-item>
                <text:p><text:span text:style-name="T5"><text:s text:c="2"/></text:span><text:span text:style-name="T5">New Unsupervised text classification algorithm that computes nodes with prominent core numbers and PageRanks (nodes with high core-numbers and PageRanks are names of the classes) in the definition graphs obtained by Recursive Gloss Overlap algorithm above.</text:span></text:p>
              </text:list-item>
              <text:list-item>
                <text:p><text:span text:style-name="T5"><text:s text:c="2"/></text:span><text:span text:style-name="T5">Lambda Expression Compositionality from the depth first search closure of Recursive Gloss Overlap graph obtained from a text projected to WordNet.</text:span></text:p>
              </text:list-item>
              <text:list-item>
                <text:p><text:span text:style-name="T5"><text:s text:c="2"/></text:span><text:span text:style-name="T5">Social Network Analysis – Graph creation from social networking sites data (Twitter Followers etc.,) and their Psycho-Social-Sentiment Analysis (Bonacich Power Centrality, Eigen Vector Centrality, Recursive Gloss Overlap Graph Sentiment Belief Propagation and SentiWordNet based sentiment scoring etc.,)</text:span></text:p>
                <text:p><text:span text:style-name="T5"/></text:p>
              </text:list-item>
            </text:list>
          </draw:text-box>
        </draw:frame>
        <presentation:notes draw:style-name="dp2">
          <draw:page-thumbnail draw:style-name="gr1" draw:layer="layout" svg:width="14.848cm" svg:height="11.135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text-style-name="P3" draw:layer="layout" svg:width="25.199cm" svg:height="3.506cm" svg:x="1.4cm" svg:y="0.837cm" presentation:class="title">
          <draw:text-box>
            <text:p><text:span text:style-name="T4">USBmd – Features</text:span><text:span text:style-name="T4"><text:tab/></text:span></text:p>
          </draw:text-box>
        </draw:frame>
        <draw:frame presentation:style-name="pr4" draw:layer="layout" svg:width="25.199cm" svg:height="12.178cm" svg:x="1.4cm" svg:y="4.914cm" presentation:class="outline">
          <draw:text-box>
            <text:list text:style-name="L2">
              <text:list-item>
                <text:p>USB Debugging Kernel module</text:p>
              </text:list-item>
            </text:list>
          </draw:text-box>
        </draw:frame>
        <presentation:notes draw:style-name="dp2">
          <draw:page-thumbnail draw:style-name="gr1" draw:layer="layout" svg:width="14.848cm" svg:height="11.135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text-style-name="P3" draw:layer="layout" svg:width="25.199cm" svg:height="3.506cm" svg:x="1.4cm" svg:y="0.837cm" presentation:class="title">
          <draw:text-box>
            <text:p><text:span text:style-name="T4">VIRGO - Features</text:span></text:p>
          </draw:text-box>
        </draw:frame>
        <draw:frame presentation:style-name="pr4" draw:layer="layout" svg:width="25.199cm" svg:height="12.178cm" svg:x="1.4cm" svg:y="4.914cm" presentation:class="outline" presentation:user-transformed="true">
          <draw:text-box>
            <text:p><text:span text:style-name="T6"><text:s/></text:span><text:span text:style-name="T6">- Config file support</text:span></text:p>
            <text:p><text:span text:style-name="T6">- Psuedorandom Generator Based Loadbalancer</text:span></text:p>
            <text:p><text:span text:style-name="T6">- Kernel space remote execution</text:span></text:p>
            <text:p><text:span text:style-name="T6">- User space remote execution with kernel upcall and pthread creation of userspace library function or executable</text:span></text:p>
            <text:p><text:span text:style-name="T6">- Example unit test cases</text:span></text:p>
            <text:p><text:span text:style-name="T6">- Usermode output redirected logging feature for Kernel upcall to Userspace</text:span></text:p>
            <text:p><text:span text:style-name="T6">- ntermodule Function Invocation in Kernel Space - through which any machine on cloud can be completely remote-controlled deep upto board and hardware cards through function names or commands sent through virgo_clone() calls.</text:span></text:p>
            <text:p><text:span text:style-name="T6">- CPU Pooling Driver – Multi-kernel-threaded VIRGO cloudexec Kernel</text:span></text:p>
            <text:p><text:span text:style-name="T6">- Driver Module for unrestricted service of virgo_clone or other client requests.</text:span></text:p>
            <text:p><text:span text:style-name="T6">- Memory Pooling Driver (and a key-value store) - and system calls and userspace clients for it on Cloud nodes – virgo_malloc, <text:s/>virgo_get, virgo_set, virgo_free.</text:span></text:p>
            <text:p><text:span text:style-name="T6">- Queueing Driver - that implements a wrapper over linux workqueue and also a native local queue - used for KingCobra requests queuing with handler invocation. Also implemented is a standalone kernel queueing service that listens on requests rather than being forwarded by CPU and Memory pooling drivers above.</text:span></text:p>
            <text:p><text:span text:style-name="T6">- VIRGO Cloud File Systems Driver - that implements <text:s/>distributed cloud file system calls and telnet userspace clients for <text:s/>– virgo_open, virgo_close, virgo_read and virgo_write of a file on remote cloud node</text:span></text:p>
            <text:p><text:span text:style-name="T6">- All the drivers above for CPU, Memory and File System on cloud have 3 paths each for telnet connection to remote driver kernel server socket and system call connection to remote driver kernel server socket – 1) parameter is executable in userspace 2) parameter is a function name which uses a kernel upcall plugin to execute in userspace 3) parameter is a function name executable in kernel space – configured by a boolean flag with in the driver binaries. Based on this flag either kernel upcall to userspace or kernel intermodule invocation is done.</text:span></text:p>
            <text:p><text:span text:style-name="T6">- A config driver - for exporting config symbols </text:span></text:p>
            <text:p><text:span text:style-name="T6">- Experimental Bakery algorithm kernel module implementation – for synchronization in cloud</text:span></text:p>
            <text:p><text:span text:style-name="T6">- Utilities driver kernel module – a universal kernel module with exported utility function symbols that can be invoked across VIRGO Linux subsystems and Linux kernel including EvenNet logging kernel socket client.</text:span></text:p>
            <text:p><text:span text:style-name="T6">- Experimental EventNet driver kernel service module – This listens on incoming EventNet log messages (Vertex and Edge) and writes to EventNet Vertex and Edge text files by VFS write. These files can then be massively processed by the boost::graph or pygraph GraphViz code in AsFer to create DOT files and graphics. Event vertices and edges can be logged by virgo_eventnet_log() utility function from any kernel module on any VIRGO cloud node.\</text:span></text:p>
            <text:p><text:span text:style-name="T6">- From the above EventNet graph, a logical time ordering can be obtained on the cloud events and partakers which is for example useful in establishing money trail in KingCobra MAC eletronic money.</text:span></text:p>
            <text:p><text:span text:style-name="T6">- Kernel Analytics Kernel Module – reads the config key-value pairs set by AsFer or any other machine learning software and exports them which can be looked-up in any other kernel module. The key-value config are analytics variables learnt by mining kernel or other logs and objects. With this an adaptive dynamic kernel which changes over a period of time depending on a machine learnt config is obtained. At present an Apache Spark usecase which mines kern.log and exports a config variable through kernel_analytics has been implemented.</text:span></text:p>
            <text:p><text:span text:style-name="T6">Thus VIRGO has all the requisite minimum functionalities for a linux variant cloud, artificially intelligent, operating system</text:span></text:p>
            <text:p><text:span text:style-name="T7"/></text:p>
          </draw:text-box>
        </draw:frame>
        <presentation:notes draw:style-name="dp2">
          <draw:page-thumbnail draw:style-name="gr1" draw:layer="layout" svg:width="14.848cm" svg:height="11.135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3" draw:layer="layout" svg:width="25.199cm" svg:height="3.506cm" svg:x="1.4cm" svg:y="0.837cm" presentation:class="title">
          <draw:text-box>
            <text:p><text:span text:style-name="T4">KingCobra - Features</text:span></text:p>
          </draw:text-box>
        </draw:frame>
        <draw:frame presentation:style-name="pr4" draw:text-style-name="P5" draw:layer="layout" svg:width="25.199cm" svg:height="12.178cm" svg:x="1.4cm" svg:y="4.914cm" presentation:class="outline">
          <draw:text-box>
            <text:p><text:span text:style-name="T8">A Byzantine Distributed Request Servicing Software with Queueing and Arbiters</text:span><text:span text:style-name="T9"> (that includes a new experimental Electronic Money Protocol – MAC (MessageAsCurrency) Design) on either Krishna iResearch intelligent Cloud platform or Hadoop Cluster </text:span></text:p>
            <text:p><text:span text:style-name="T9">Implements a minimal kernelspace and userspace messaging framework using VIRGO cpupooling (virgo_clone) and memory pooling drivers that in turn queues the requests into a kernel workqueue. There is also a standalone VIRGO queue kernel service that listens on the requests without dependencies on VIRGO cpupooling and memorypooling drivers to forward the requests. The VIRGO workqueue handler pops the request from workqueue and invokes KingCobra driver's servicerequest exported function and replies to the publisher and optionally disk persists the incoming requests to filesystem through VFS. Differentiator is KingCobra implements a cloud messaging with a decentralized queue with disk persistence and workflow in kernel level so that hardware is easily integrated into cloud.</text:span></text:p>
          </draw:text-box>
        </draw:frame>
        <presentation:notes draw:style-name="dp2">
          <draw:page-thumbnail draw:style-name="gr1" draw:layer="layout" svg:width="14.848cm" svg:height="11.135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text-style-name="P3" draw:layer="layout" svg:width="25.199cm" svg:height="3.506cm" svg:x="1.4cm" svg:y="0.837cm" presentation:class="title">
          <draw:text-box>
            <text:p><text:span text:style-name="T4">NeuronRain - Enterprise Analytics </text:span><text:span text:style-name="T4"><text:tab/></text:span></text:p>
          </draw:text-box>
        </draw:frame>
        <draw:frame presentation:style-name="pr4" draw:layer="layout" svg:width="25.199cm" svg:height="12.178cm" svg:x="1.4cm" svg:y="4.914cm" presentation:class="outline" presentation:user-transformed="true">
          <draw:text-box>
            <text:list text:style-name="L2">
              <text:list-item>
                <text:p>NeuronRain AsFer has implementations for almost all of the standard machine learning algorithms for bigdata analytics including streaming algorithms and implementation of algorithms in author's publications (in <text:a xlink:href="https://sites.google.com/site/kuja27/" xlink:type="simple">https://sites.google.com/site/kuja27/</text:a> <text:s text:c="2"/>and http://sourceforge.net/projects/acadpdrafts/files/)</text:p>
              </text:list-item>
              <text:list-item>
                <text:p>NeuronRain VIRGO is a new linux kernel fork-off that depends on AsFer machinelearning code and has new linux system calls and kernel modules.</text:p>
              </text:list-item>
              <text:list-item>
                <text:p>NeuronRain KingCobra is a queuing software that expands linux workqueues into a decentralized postoffice protocol message queue</text:p>
              </text:list-item>
              <text:list-item>
                <text:p>Above are in design and development since 2003</text:p>
              </text:list-item>
              <text:list-item>
                <text:p>Premium closedsource Enterprise Version of NeuronRain opensource is in development since 2010.</text:p>
                <text:p/>
                <text:p/>
              </text:list-item>
            </text:list>
          </draw:text-box>
        </draw:frame>
        <presentation:notes draw:style-name="dp2">
          <draw:page-thumbnail draw:style-name="gr1" draw:layer="layout" svg:width="14.848cm" svg:height="11.135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text-style-name="P3" draw:layer="layout" svg:width="25.199cm" svg:height="3.506cm" svg:x="1.4cm" svg:y="0.837cm" presentation:class="title">
          <draw:text-box>
            <text:p><text:span text:style-name="T4">Unique Features in NeuronRain</text:span><text:span text:style-name="T4"><text:tab/></text:span></text:p>
          </draw:text-box>
        </draw:frame>
        <draw:frame presentation:style-name="pr4" draw:layer="layout" svg:width="25.199cm" svg:height="12.178cm" svg:x="1.4cm" svg:y="4.914cm" presentation:class="outline">
          <draw:text-box>
            <text:list text:style-name="L2">
              <text:list-item>
                <text:p>Probably the first opensource product that unifies linux kernel, cloud and machine-learning in lowlevel primitives instead of application layer – it is an IoT Linux OS Kernel.</text:p>
              </text:list-item>
              <text:list-item>
                <text:p>VIRGO Linux Kernel has new system calls for memory and file access <text:s/>across network through kernel-to-kernel socket communication only. No userspace sockets are involved (though upcall is supported to userspace through config).</text:p>
              </text:list-item>
              <text:list-item>
                <text:p>VIRGO memory RPC system calls implement kernel memory cacheing of data while filesystem RPC system calls realize persistence of data across network,</text:p>
              </text:list-item>
              <text:list-item>
                <text:p>VIRGO Linux Kernel is dynamic depending on key-value pairs learnt by AsFer machine-learning code from bigdata sets (e.g. logs)</text:p>
              </text:list-item>
              <text:list-item>
                <text:p>Supports invocation of new VIRGO Kernel system calls via Python application layer code in AsFer.</text:p>
              </text:list-item>
              <text:list-item>
                <text:p>New virtual currency implementation has been added in KingCobra based on Google Protocol Buffers – an alternative design to bitcoin – <text:s/>cloudwide object move - based on move semantics in C++</text:p>
              </text:list-item>
              <text:list-item>
                <text:p>Complete and updated list of features of NeuronRain is described in: https://github.com/shrinivaasanka/Krishna_iResearch_DoxygenDocs/blob/master/ProductOwnerProfile_With_FunctionalityDescription.pdf</text:p>
              </text:list-item>
            </text:list>
          </draw:text-box>
        </draw:frame>
        <presentation:notes draw:style-name="dp2">
          <draw:page-thumbnail draw:style-name="gr1" draw:layer="layout" svg:width="14.848cm" svg:height="11.135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text-style-name="P3" draw:layer="layout" svg:width="25.199cm" svg:height="3.506cm" svg:x="1.4cm" svg:y="0.837cm" presentation:class="title">
          <draw:text-box>
            <text:p><text:span text:style-name="T4">NeuronRain – Applications</text:span><text:span text:style-name="T4"><text:tab/></text:span></text:p>
          </draw:text-box>
        </draw:frame>
        <draw:frame presentation:style-name="pr4" draw:layer="layout" svg:width="25.199cm" svg:height="12.178cm" svg:x="1.4cm" svg:y="4.914cm" presentation:class="outline" presentation:user-transformed="true">
          <draw:text-box>
            <text:list text:style-name="L2">
              <text:list-item>
                <text:p>VIRGO Can be used as an application deployment platform – by overlaying the kernel code base with VIRGO code and rebuilding</text:p>
              </text:list-item>
              <text:list-item>
                <text:p>Opensource Cloud operating systems can be deployed on VIRGO and the networking code in Cloud OS <text:s/>can be changed to invoke NeuronRain machine learning implementations, syscalls and drivers</text:p>
              </text:list-item>
              <text:list-item>
                <text:p>Existing linux system call code can be rewritten using VIRGO cloud system calls and is transparent to applications</text:p>
              </text:list-item>
              <text:list-item>
                <text:p>Presently OS kernels are static and with NeuronRain it becomes dynamic with machine learning.</text:p>
              </text:list-item>
              <text:list-item>
                <text:p>IoT and any device driver can be leveraged by the kernel analytics variables learnt by AsFer (C++ and Python)</text:p>
                <text:p/>
                <text:p/>
              </text:list-item>
            </text:list>
          </draw:text-box>
        </draw:frame>
        <presentation:notes draw:style-name="dp2">
          <draw:page-thumbnail draw:style-name="gr1" draw:layer="layout" svg:width="14.848cm" svg:height="11.135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NeuronRain repositories<text:tab/></text:p>
          </draw:text-box>
        </draw:frame>
        <draw:frame presentation:style-name="pr4" draw:layer="layout" svg:width="25.199cm" svg:height="12.178cm" svg:x="1.4cm" svg:y="4.914cm" presentation:class="outline">
          <draw:text-box>
            <text:list text:style-name="L2">
              <text:list-item>
                <text:p>NeuronRain Research (academic, astronomy oriented) - <text:a xlink:href="http://sourceforge.net/u/userid-769929/" xlink:type="simple">http://sourceforge.net/u/userid-769929/</text:a></text:p>
              </text:list-item>
              <text:list-item>
                <text:p>NeuronRain Enterprise (generic, for production cloud deployments) - </text:p>
                <text:p>https://github.com/shrinivaasanka</text:p>
              </text:list-item>
            </text:list>
          </draw:text-box>
        </draw:frame>
        <presentation:notes draw:style-name="dp2">
          <draw:page-thumbnail draw:style-name="gr1" draw:layer="layout" svg:width="14.848cm" svg:height="11.135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text:s/>Enterprise Usecase Examples<text:tab/></text:p>
          </draw:text-box>
        </draw:frame>
        <draw:frame presentation:style-name="pr4" draw:layer="layout" svg:width="25.199cm" svg:height="12.178cm" svg:x="1.4cm" svg:y="4.914cm" presentation:class="outline" presentation:user-transformed="true">
          <draw:text-box>
            <text:list text:style-name="L2">
              <text:list-item>
                <text:p>Usecase1: High Network Latency and Bandwidth Allocation to high priority applications – AsFer analyzes webserver logs and learns analytics variables which are read by VIRGO kernel_analytics and exported kernelwide (or) writes key-values that can be modprobed and read from /sys. </text:p>
              </text:list-item>
              <text:list-item>
                <text:p>Usecase2: CPU scheduling priorities are dynamically revised based on AsFer-learnt key-value pairs in kernel_analytics.</text:p>
              </text:list-item>
              <text:list-item>
                <text:p>Usecase3: Loadbalancer in cloud which reads the AsFer <text:s/>learnt key-value pairs and dynamically updates the requests routing</text:p>
              </text:list-item>
              <text:list-item>
                <text:p>Usecase4: Self-healing OS kernel that heals itself by reading key-value pairs in kernel analytics done on oops dumps and panics</text:p>
              </text:list-item>
              <text:list-item>
                <text:p>Usecase5: Kernel Process Scheduler that realigns the queue based on kernel analytics key-value pairs</text:p>
              </text:list-item>
              <text:list-item>
                <text:p>Usecase6: KMEM allocator that realigns the heap based on kernel analytics key-value pairs</text:p>
              </text:list-item>
              <text:list-item>
                <text:p>Usecase7: Network Routers that reroute requests based on TCP traffic analytics <text:s/></text:p>
              </text:list-item>
              <text:list-item>
                <text:p>Usecase8: IoT device drivers which dynamically program and recalibrate devices to the whims and fancies of kernel analytics key-value pairs</text:p>
              </text:list-item>
              <text:list-item>
                <text:p>Usecase9: CPU and Storage autoscaling based on kernel analytics done on the cloud logs.</text:p>
              </text:list-item>
              <text:list-item>
                <text:p>Usecase10: I/O scheduler that learns from kernel analytics key value pairs</text:p>
              </text:list-item>
              <text:list-item>
                <text:p>Usecase 11: IoT - Autopiloting automobiles and aeronautics </text:p>
              </text:list-item>
              <text:list-item>
                <text:p>Usecase 12: IoT – Intelligent Homes</text:p>
              </text:list-item>
            </text:list>
          </draw:text-box>
        </draw:frame>
        <presentation:notes draw:style-name="dp2">
          <draw:page-thumbnail draw:style-name="gr1" draw:layer="layout" svg:width="14.848cm" svg:height="11.135cm" svg:x="3.075cm" svg:y="2.257cm" draw:page-number="11"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2" svg:font-family="Mangal"/>
    <style:font-face style:name="LiberationSerif-Bold1" svg:font-family="LiberationSerif-Bold" style:font-family-generic="roman"/>
    <style:font-face style:name="LiberationSerif1" svg:font-family="LiberationSerif, 'Times New Roman'" style:font-family-generic="roman"/>
    <style:font-face style:name="Droid Sans Mono2" svg:font-family="'Droid Sans Mono'" style:font-family-generic="modern" style:font-pitch="fixed"/>
    <style:font-face style:name="Lohit Hindi2" svg:font-family="'Lohit Hindi'" style:font-family-generic="modern" style:font-pitch="fixed"/>
    <style:font-face style:name="Garuda" svg:font-family="Garuda, angsananew" style:font-pitch="variable"/>
    <style:font-face style:name="Liberation Sans1" svg:font-family="'Liberation Sans'" style:font-pitch="variable"/>
    <style:font-face style:name="Mangal1" svg:font-family="Mangal" style:font-pitch="variable"/>
    <style:font-face style:name="Droid Sans Mono1" svg:font-family="'Droid Sans Mono'" style:font-family-generic="modern" style:font-pitch="variable"/>
    <style:font-face style:name="Lohit Hindi1" svg:font-family="'Lohit Hindi'" style:font-family-generic="modern" style:font-pitch="variable"/>
    <style:font-face style:name="Arial" svg:font-family="Arial" style:font-family-generic="roman" style:font-pitch="variable"/>
    <style:font-face style:name="Droid Sans Fallback1" svg:font-family="'Droid Sans Fallback'" style:font-family-generic="roman" style:font-pitch="variable"/>
    <style:font-face style:name="Droid Sans Mono" svg:font-family="'Droid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Serif-Bold" svg:font-family="LiberationSerif-Bold" style:font-family-generic="roman" style:font-pitch="variable"/>
    <style:font-face style:name="LiberationSerif" svg:font-family="LiberationSerif, 'Times New Roma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Times New Roman" fo:font-family="'Times New Roman'" style:font-family-generic="roman" style:font-pitch="variable" fo:font-size="12pt" fo:language="en" fo:country="US" style:letter-kerning="true" style:font-name-asian="Mangal1" style:font-family-asian="Mangal" style:font-pitch-asian="variable" style:language-asian="hi" style:country-asian="IN"/>
    </style:style>
    <style:style style:name="Heading_20_1" style:display-name="Heading 1" style:family="graphic">
      <style:paragraph-properties fo:margin-top="0.746cm" fo:margin-bottom="0.374cm" style:text-autospace="none"/>
      <style:text-properties style:font-name="Arial1" fo:font-family="Arial" style:font-family-generic="swiss" style:font-pitch="variable" fo:font-size="18pt" fo:font-weight="bold" style:font-name-asian="Mangal1" style:font-family-asian="Mangal"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Arial1" fo:font-family="Arial" style:font-family-generic="swiss" style:font-pitch="variable" fo:font-size="16pt" fo:font-weight="bold" style:font-name-asian="Mangal1" style:font-family-asian="Mangal" style:font-pitch-asian="variable" style:font-size-asian="16pt" style:font-weight-asian="bold" style:font-weight-complex="bold"/>
    </style:style>
    <style:style style:name="Heading_20_3" style:display-name="Heading 3" style:family="graphic">
      <style:paragraph-properties fo:margin-top="0.746cm" fo:margin-bottom="0.374cm" style:text-autospace="none"/>
      <style:text-properties style:font-name="Arial1" fo:font-family="Arial" style:font-family-generic="swiss" style:font-pitch="variable" fo:font-size="14pt" fo:font-weight="bold" style:font-name-asian="Mangal1" style:font-family-asian="Mangal" style:font-pitch-asian="variable" style:font-size-asian="14pt" style:font-weight-asian="bold" style:font-weight-complex="bol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Quotations" style:family="graphic">
      <style:paragraph-properties fo:margin-left="1.764cm" fo:margin-right="1.764cm" fo:margin-top="0cm" fo:margin-bottom="0.88cm" fo:text-indent="0cm" style:text-autospace="none"/>
    </style:style>
    <style:style style:name="Preformatted_20_Text" style:display-name="Preformatted Text" style:family="graphic">
      <style:paragraph-properties fo:margin-top="0cm" fo:margin-bottom="0cm" style:text-autospace="none"/>
      <style:text-properties style:font-name="Droid Sans Mono2" fo:font-family="'Droid Sans Mono'" style:font-family-generic="modern" style:font-pitch="fixed" fo:font-size="10pt" style:font-name-asian="Lohit Hindi2" style:font-family-asian="'Lohit Hindi'" style:font-family-generic-asian="modern" style:font-pitch-asian="fixed" style:font-size-asian="10pt"/>
    </style:style>
    <style:style style:name="Header" style:family="graphic">
      <style:paragraph-properties style:text-autospace="none">
        <style:tab-stops>
          <style:tab-stop style:position="15.513cm" style:type="center"/>
          <style:tab-stop style:position="31.027cm" style:type="right"/>
        </style:tab-stops>
      </style:paragraph-properties>
    </style:style>
    <style:style style:name="Index" style:family="graphic">
      <style:paragraph-properties style:text-autospace="none"/>
      <style:text-properties style:font-name-asian="Mangal2" style:font-family-asian="Mangal"/>
    </style:style>
    <style:style style:name="Caption" style:family="graphic">
      <style:paragraph-properties fo:margin-top="0.374cm" fo:margin-bottom="0.374cm" style:text-autospace="none"/>
      <style:text-properties fo:font-style="italic" style:font-name-asian="Mangal2" style:font-family-asian="Mangal" style:font-size-asian="12pt" style:font-style-asian="italic" style:font-style-complex="italic"/>
    </style:style>
    <style:style style:name="List" style:family="graphic">
      <style:paragraph-properties fo:margin-top="0cm" fo:margin-bottom="0.374cm" style:text-autospace="none"/>
      <style:text-properties style:font-name-asian="Mangal2" style:font-family-asian="Mangal"/>
    </style:style>
    <style:style style:name="Text_20_Body" style:display-name="Text Body" style:family="graphic">
      <style:paragraph-properties fo:margin-top="0cm" fo:margin-bottom="0.374cm"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21T15:03:59.774419739</meta:creation-date>
    <dc:date>2016-05-31T16:55:45.939611133</dc:date>
    <meta:editing-duration>PT2H7M3S</meta:editing-duration>
    <meta:editing-cycles>59</meta:editing-cycles>
    <meta:generator>LibreOffice/4.4.2.2$Linux_x86 LibreOffice_project/40m0$Build-2</meta:generator>
    <meta:document-statistic meta:object-count="65"/>
  </office:meta>
</office:document-meta>
</file>